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automatic-styles>
    <style:style style:name="Tabla2" style:family="table">
      <style:table-properties style:width="16.999cm" fo:margin-left="0.079cm" table:align="left"/>
    </style:style>
    <style:style style:name="Tabla2.A" style:family="table-column">
      <style:table-column-properties style:column-width="16.999cm"/>
    </style:style>
    <style:style style:name="Tabla2.A1" style:family="table-cell">
      <style:table-cell-properties fo:padding="0.097cm" fo:border="0.5pt solid #808080"/>
    </style:style>
    <style:style style:name="Tabla3" style:family="table">
      <style:table-properties style:width="16cm" fo:margin-left="0cm" table:align="left"/>
    </style:style>
    <style:style style:name="Tabla3.A" style:family="table-column">
      <style:table-column-properties style:column-width="3.895cm"/>
    </style:style>
    <style:style style:name="Tabla3.B" style:family="table-column">
      <style:table-column-properties style:column-width="5.295cm"/>
    </style:style>
    <style:style style:name="Tabla3.C" style:family="table-column">
      <style:table-column-properties style:column-width="3.879cm"/>
    </style:style>
    <style:style style:name="Tabla3.D" style:family="table-column">
      <style:table-column-properties style:column-width="2.932cm"/>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B1" style:family="table-cell">
      <style:table-cell-properties style:vertical-align="middle" fo:padding="0.097cm" fo:border="0.5pt solid #808080"/>
    </style:style>
    <style:style style:name="Tabla3.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3.B2" style:family="table-cell">
      <style:table-cell-properties style:vertical-align="middle" fo:padding="0.097cm" fo:border-left="0.5pt solid #808080" fo:border-right="0.5pt solid #808080" fo:border-top="none" fo:border-bottom="0.5pt solid #808080"/>
    </style:style>
    <style:style style:name="Tabla3.B3" style:family="table-cell">
      <style:table-cell-properties style:vertical-align="middle" fo:padding="0.097cm" fo:border-left="0.5pt solid #808080" fo:border-right="0.5pt solid #808080" fo:border-top="none" fo:border-bottom="0.5pt solid #808080"/>
    </style:style>
    <style:style style:name="Tabla3.B4" style:family="table-cell">
      <style:table-cell-properties style:vertical-align="middle" fo:padding="0.097cm" fo:border-left="0.5pt solid #808080" fo:border-right="0.5pt solid #808080" fo:border-top="none" fo:border-bottom="0.5pt solid #808080"/>
    </style:style>
    <style:style style:name="Tabla3.B5" style:family="table-cell">
      <style:table-cell-properties style:vertical-align="middle" fo:padding="0.097cm" fo:border-left="0.5pt solid #808080" fo:border-right="none" fo:border-top="none" fo:border-bottom="0.5pt solid #808080"/>
    </style:style>
    <style:style style:name="Tabla3.D5" style:family="table-cell" style:data-style-name="N37">
      <style:table-cell-properties style:vertical-align="middle" fo:padding="0.097cm" fo:border-left="0.5pt solid #808080" fo:border-right="0.5pt solid #808080" fo:border-top="none" fo:border-bottom="0.5pt solid #808080"/>
    </style:style>
    <style:style style:name="Tabla3.B6" style:family="table-cell">
      <style:table-cell-properties style:vertical-align="middle" fo:padding="0.097cm" fo:border-left="0.5pt solid #808080" fo:border-right="none" fo:border-top="none" fo:border-bottom="0.5pt solid #808080"/>
    </style:style>
    <style:style style:name="Tabla3.D6" style:family="table-cell">
      <style:table-cell-properties style:vertical-align="middle" fo:padding="0.097cm" fo:border-left="0.5pt solid #808080" fo:border-right="0.5pt solid #808080" fo:border-top="none" fo:border-bottom="0.5pt solid #808080"/>
    </style:style>
    <style:style style:name="Tabla3.A7" style:family="table-cell">
      <style:table-cell-properties style:vertical-align="middle" fo:padding="0.097cm" fo:border-left="0.5pt solid #808080" fo:border-right="none" fo:border-top="none" fo:border-bottom="0.5pt solid #808080"/>
    </style:style>
    <style:style style:name="Tabla3.B7" style:family="table-cell">
      <style:table-cell-properties style:vertical-align="middle" fo:padding="0.097cm" fo:border-left="0.5pt solid #808080" fo:border-right="none" fo:border-top="none" fo:border-bottom="0.5pt solid #808080"/>
    </style:style>
    <style:style style:name="Tabla3.D7"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table:align="left"/>
    </style:style>
    <style:style style:name="Tabla4.A" style:family="table-column">
      <style:table-column-properties style:column-width="1.577cm"/>
    </style:style>
    <style:style style:name="Tabla4.B" style:family="table-column">
      <style:table-column-properties style:column-width="5.05cm"/>
    </style:style>
    <style:style style:name="Tabla4.C" style:family="table-column">
      <style:table-column-properties style:column-width="6.431cm"/>
    </style:style>
    <style:style style:name="Tabla4.D" style:family="table-column">
      <style:table-column-properties style:column-width="2.942cm"/>
    </style:style>
    <style:style style:name="Tabla4.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4.D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none" fo:border-top="none" fo:border-bottom="0.5pt solid #808080"/>
    </style:style>
    <style:style style:name="Tabla4.B2" style:family="table-cell">
      <style:table-cell-properties style:vertical-align="middle" fo:padding="0.097cm" fo:border-left="0.5pt solid #808080" fo:border-right="none" fo:border-top="none" fo:border-bottom="0.5pt solid #808080"/>
    </style:style>
    <style:style style:name="Tabla4.C2" style:family="table-cell">
      <style:table-cell-properties style:vertical-align="middle" fo:padding="0.097cm" fo:border-left="0.5pt solid #808080" fo:border-right="none" fo:border-top="none" fo:border-bottom="0.5pt solid #808080"/>
    </style:style>
    <style:style style:name="Tabla4.D2" style:family="table-cell" style:data-style-name="N36">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none" fo:border-top="none" fo:border-bottom="0.5pt solid #808080"/>
    </style:style>
    <style:style style:name="Tabla4.B3" style:family="table-cell">
      <style:table-cell-properties style:vertical-align="middle" fo:padding="0.097cm" fo:border-left="0.5pt solid #808080" fo:border-right="none" fo:border-top="none" fo:border-bottom="0.5pt solid #808080"/>
    </style:style>
    <style:style style:name="Tabla4.C3" style:family="table-cell">
      <style:table-cell-properties style:vertical-align="middle" fo:padding="0.097cm" fo:border-left="0.5pt solid #808080" fo:border-right="none" fo:border-top="none" fo:border-bottom="0.5pt solid #808080"/>
    </style:style>
    <style:style style:name="Tabla4.D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none" fo:border-top="none" fo:border-bottom="0.5pt solid #808080"/>
    </style:style>
    <style:style style:name="Tabla4.B4" style:family="table-cell">
      <style:table-cell-properties style:vertical-align="middle" fo:padding="0.097cm" fo:border-left="0.5pt solid #808080" fo:border-right="none" fo:border-top="none" fo:border-bottom="0.5pt solid #808080"/>
    </style:style>
    <style:style style:name="Tabla4.C4" style:family="table-cell">
      <style:table-cell-properties style:vertical-align="middle" fo:padding="0.097cm" fo:border-left="0.5pt solid #808080" fo:border-right="none" fo:border-top="none" fo:border-bottom="0.5pt solid #808080"/>
    </style:style>
    <style:style style:name="Tabla4.D4" style:family="table-cell">
      <style:table-cell-properties style:vertical-align="middle" fo:padding="0.097cm" fo:border-left="0.5pt solid #808080" fo:border-right="0.5pt solid #808080" fo:border-top="none" fo:border-bottom="0.5pt solid #808080"/>
    </style:style>
    <style:style style:name="Tabla5" style:family="table">
      <style:table-properties style:width="16cm" fo:margin-left="-0.011cm" table:align="left"/>
    </style:style>
    <style:style style:name="Tabla5.A" style:family="table-column">
      <style:table-column-properties style:column-width="16cm"/>
    </style:style>
    <style:style style:name="Tabla5.A1" style:family="table-cell">
      <style:table-cell-properties style:vertical-align="middle" fo:background-color="#e6e6e6" fo:padding="0.097cm" fo:border="0.5pt solid #808080">
        <style:background-image/>
      </style:table-cell-properties>
    </style:style>
    <style:style style:name="Tabla5.A2" style:family="table-cell">
      <style:table-cell-properties style:vertical-align="middle" fo:padding="0.097cm" fo:border-left="0.5pt solid #808080" fo:border-right="0.5pt solid #808080" fo:border-top="none" fo:border-bottom="0.5pt solid #808080"/>
    </style:style>
    <style:style style:name="Tabla5.A3" style:family="table-cell">
      <style:table-cell-properties style:vertical-align="middle" fo:padding="0.097cm" fo:border-left="0.5pt solid #808080" fo:border-right="0.5pt solid #808080" fo:border-top="none" fo:border-bottom="0.5pt solid #808080"/>
    </style:style>
    <style:style style:name="Tabla5.A4" style:family="table-cell">
      <style:table-cell-properties style:vertical-align="middle" fo:padding="0.097cm" fo:border-left="0.5pt solid #808080" fo:border-right="0.5pt solid #808080" fo:border-top="none" fo:border-bottom="0.5pt solid #808080"/>
    </style:style>
    <style:style style:name="Tabla5.A5" style:family="table-cell">
      <style:table-cell-properties style:vertical-align="middle" fo:padding="0.097cm" fo:border-left="0.5pt solid #808080" fo:border-right="0.5pt solid #808080" fo:border-top="none" fo:border-bottom="0.5pt solid #808080"/>
    </style:style>
    <style:style style:name="Tabla5.A6" style:family="table-cell">
      <style:table-cell-properties style:vertical-align="middle" fo:padding="0.097cm" fo:border-left="0.5pt solid #808080" fo:border-right="0.5pt solid #808080" fo:border-top="none" fo:border-bottom="0.5pt solid #808080"/>
    </style:style>
    <style:style style:name="Tabla5.A7" style:family="table-cell">
      <style:table-cell-properties style:vertical-align="middle" fo:padding="0.097cm" fo:border-left="0.5pt solid #808080" fo:border-right="0.5pt solid #808080" fo:border-top="none" fo:border-bottom="0.5pt solid #808080"/>
    </style:style>
    <style:style style:name="Tabla5.A8"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top="0cm" fo:margin-bottom="0.499cm" style:contextual-spacing="false" fo:text-align="center" style:justify-single-word="fals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style>
    <style:style style:name="P3" style:family="paragraph" style:parent-style-name="Table_20_Contents">
      <style:paragraph-properties fo:margin-left="0cm" fo:margin-right="0.101cm" fo:text-align="center" style:justify-single-word="false" fo:text-indent="0cm" style:auto-text-indent="false"/>
    </style:style>
    <style:style style:name="P4" style:family="paragraph" style:parent-style-name="Table_20_Contents">
      <style:paragraph-properties fo:margin-left="0cm" fo:margin-right="0.101cm" fo:text-align="center" style:justify-single-word="false" fo:text-indent="0cm" style:auto-text-indent="false"/>
      <style:text-properties style:font-name="Eras Bk BT" fo:font-weight="bold"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26pt solid #808080" fo:border-bottom="none" style:shadow="none">
        <style:tab-stops>
          <style:tab-stop style:position="15.998cm" style:type="right"/>
        </style:tab-stops>
      </style:paragraph-properties>
    </style:style>
    <style:style style:name="P6"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7" style:family="paragraph" style:parent-style-name="Standard">
      <style:text-properties fo:font-size="12pt" style:font-size-asian="12pt"/>
    </style:style>
    <style:style style:name="P8" style:family="paragraph" style:parent-style-name="Standard">
      <style:paragraph-properties fo:break-before="page"/>
    </style:style>
    <style:style style:name="P9" style:family="paragraph" style:parent-style-name="Text_20_body">
      <style:text-properties fo:color="#000000"/>
    </style:style>
    <style:style style:name="P10" style:family="paragraph" style:parent-style-name="Text_20_body">
      <style:text-properties officeooo:rsid="00231121" officeooo:paragraph-rsid="00231121"/>
    </style:style>
    <style:style style:name="P11" style:family="paragraph" style:parent-style-name="Text_20_body">
      <style:text-properties officeooo:rsid="0024b1b3" officeooo:paragraph-rsid="0024b1b3"/>
    </style:style>
    <style:style style:name="P12" style:family="paragraph" style:parent-style-name="Text_20_body">
      <style:text-properties officeooo:paragraph-rsid="0025e8e0"/>
    </style:style>
    <style:style style:name="P13" style:family="paragraph" style:parent-style-name="Text_20_body">
      <style:text-properties officeooo:paragraph-rsid="0026cd07"/>
    </style:style>
    <style:style style:name="P14" style:family="paragraph" style:parent-style-name="Text_20_body">
      <style:paragraph-properties fo:text-align="justify" style:justify-single-word="false"/>
      <style:text-properties officeooo:rsid="002f9b8b" officeooo:paragraph-rsid="002f9b8b"/>
    </style:style>
    <style:style style:name="P15" style:family="paragraph" style:parent-style-name="Text_20_body">
      <style:paragraph-properties fo:text-align="justify" style:justify-single-word="false"/>
      <style:text-properties officeooo:rsid="002fe9d3" officeooo:paragraph-rsid="002fe9d3"/>
    </style:style>
    <style:style style:name="P16" style:family="paragraph" style:parent-style-name="Text_20_body">
      <style:text-properties officeooo:rsid="00330fe6" officeooo:paragraph-rsid="00330fe6"/>
    </style:style>
    <style:style style:name="P17" style:family="paragraph" style:parent-style-name="Text_20_body">
      <style:text-properties officeooo:rsid="0033b54f" officeooo:paragraph-rsid="0033b54f"/>
    </style:style>
    <style:style style:name="P18" style:family="paragraph" style:parent-style-name="Text_20_body">
      <style:text-properties style:font-name="NewsGotT" fo:font-size="11pt" officeooo:rsid="0033b54f" officeooo:paragraph-rsid="0033b54f" style:font-size-asian="11pt"/>
    </style:style>
    <style:style style:name="P19" style:family="paragraph" style:parent-style-name="Hoja_20_de_20_Control">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rsid="002009ae" officeooo:paragraph-rsid="002009ae"/>
    </style:style>
    <style:style style:name="P24" style:family="paragraph" style:parent-style-name="Table_20_Contents">
      <style:paragraph-properties fo:text-align="center" style:justify-single-word="false"/>
      <style:text-properties officeooo:rsid="002009ae" officeooo:paragraph-rsid="002009ae"/>
    </style:style>
    <style:style style:name="P25" style:family="paragraph" style:parent-style-name="Table_20_Contents">
      <style:paragraph-properties fo:text-align="center" style:justify-single-word="false"/>
      <style:text-properties officeooo:rsid="00217d80" officeooo:paragraph-rsid="00217d80"/>
    </style:style>
    <style:style style:name="P26" style:family="paragraph" style:parent-style-name="Tema">
      <style:paragraph-properties fo:padding="0cm" fo:border-left="none" fo:border-right="none" fo:border-top="none" fo:border-bottom="0.51pt solid #808080" style:shadow="none"/>
    </style:style>
    <style:style style:name="P27" style:family="paragraph" style:parent-style-name="Nota_20_al_20_pié">
      <style:paragraph-properties fo:text-align="start" style:justify-single-word="false"/>
    </style:style>
    <style:style style:name="P28" style:family="paragraph" style:parent-style-name="Text_20_body">
      <style:paragraph-properties fo:margin-left="0cm" fo:margin-right="0cm" fo:text-align="justify" style:justify-single-word="false" fo:text-indent="0cm" style:auto-text-indent="false"/>
      <style:text-properties style:font-name="NewsGotT" fo:font-size="11pt" officeooo:rsid="002f6195" officeooo:paragraph-rsid="002f6195" style:font-size-asian="11pt"/>
    </style:style>
    <style:style style:name="P29" style:family="paragraph" style:parent-style-name="Text_20_body">
      <style:paragraph-properties fo:margin-left="0cm" fo:margin-right="0cm" fo:text-align="justify" style:justify-single-word="false" fo:text-indent="0cm" style:auto-text-indent="false"/>
      <style:text-properties style:font-name="NewsGotT" fo:font-size="11pt" officeooo:rsid="0030b01b" officeooo:paragraph-rsid="0030b01b" style:font-size-asian="11pt"/>
    </style:style>
    <style:style style:name="P30" style:family="paragraph" style:parent-style-name="Text_20_body">
      <style:paragraph-properties fo:margin-left="0cm" fo:margin-right="0cm" fo:text-align="justify" style:justify-single-word="false" fo:text-indent="0cm" style:auto-text-indent="false"/>
      <style:text-properties style:font-name="NewsGotT" fo:font-size="11pt" officeooo:rsid="00322b72" officeooo:paragraph-rsid="00330fe6" style:font-size-asian="11pt"/>
    </style:style>
    <style:style style:name="P31" style:family="paragraph" style:parent-style-name="Contents_20_2">
      <style:paragraph-properties fo:margin-left="0cm" fo:margin-right="0cm" fo:text-align="justify" style:justify-single-word="false" fo:text-indent="0cm" style:auto-text-indent="false"/>
      <style:text-properties style:font-name="NewsGotT" fo:font-size="11pt" officeooo:rsid="00273012" officeooo:paragraph-rsid="00273012" style:font-size-asian="11pt"/>
    </style:style>
    <style:style style:name="P32" style:family="paragraph" style:parent-style-name="Contents_20_2">
      <style:paragraph-properties fo:margin-left="0cm" fo:margin-right="0cm" fo:text-align="justify" style:justify-single-word="false" fo:text-indent="0cm" style:auto-text-indent="false"/>
      <style:text-properties style:font-name="NewsGotT" fo:font-size="11pt" officeooo:rsid="0025e8e0" officeooo:paragraph-rsid="0026cd07" style:font-size-asian="11pt"/>
    </style:style>
    <style:style style:name="P33" style:family="paragraph" style:parent-style-name="Contents_20_2">
      <style:paragraph-properties fo:margin-left="0cm" fo:margin-right="0cm" fo:text-align="justify" style:justify-single-word="false" fo:text-indent="0cm" style:auto-text-indent="false"/>
      <style:text-properties style:font-name="NewsGotT" fo:font-size="11pt" officeooo:rsid="002f6195" officeooo:paragraph-rsid="002f6195" style:font-size-asian="11pt"/>
    </style:style>
    <style:style style:name="P34" style:family="paragraph" style:parent-style-name="Contents_20_2">
      <style:paragraph-properties fo:text-align="justify" style:justify-single-word="false"/>
    </style:style>
    <style:style style:name="P35" style:family="paragraph" style:parent-style-name="Standard" style:master-page-name="MP0">
      <style:paragraph-properties style:page-number="auto" fo:break-before="page"/>
    </style:style>
    <style:style style:name="P36" style:family="paragraph" style:parent-style-name="Heading_20_1">
      <style:text-properties officeooo:rsid="0024b1b3" officeooo:paragraph-rsid="0024b1b3"/>
    </style:style>
    <style:style style:name="P37" style:family="paragraph" style:parent-style-name="Heading_20_1">
      <style:paragraph-properties fo:text-align="justify" style:justify-single-word="false"/>
      <style:text-properties officeooo:rsid="00321dca" officeooo:paragraph-rsid="00321dca"/>
    </style:style>
    <style:style style:name="P38" style:family="paragraph" style:parent-style-name="Heading" style:master-page-name="MP1">
      <style:paragraph-properties style:page-number="auto" fo:break-before="page"/>
    </style:style>
    <style:style style:name="P39" style:family="paragraph" style:parent-style-name="Heading_20_2">
      <style:text-properties officeooo:rsid="0025e8e0" officeooo:paragraph-rsid="0025e8e0"/>
    </style:style>
    <style:style style:name="P40" style:family="paragraph" style:parent-style-name="Heading_20_2">
      <style:paragraph-properties fo:text-align="justify" style:justify-single-word="false"/>
      <style:text-properties officeooo:rsid="0026cd07" officeooo:paragraph-rsid="0026cd07"/>
    </style:style>
    <style:style style:name="P41" style:family="paragraph" style:parent-style-name="Heading_20_2">
      <style:paragraph-properties fo:text-align="justify" style:justify-single-word="false"/>
      <style:text-properties officeooo:rsid="002f6195"/>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paragraph-rsid="002fe9d3"/>
    </style:style>
    <style:style style:name="P44" style:family="paragraph" style:parent-style-name="Heading_20_2">
      <style:text-properties officeooo:rsid="00330fe6" officeooo:paragraph-rsid="00330fe6"/>
    </style:style>
    <style:style style:name="P45" style:family="paragraph" style:parent-style-name="Heading_20_2">
      <style:text-properties style:font-name="NewsGotT" fo:font-size="11pt" officeooo:rsid="00330fe6" officeooo:paragraph-rsid="00330fe6" style:font-size-asian="11pt"/>
    </style:style>
    <style:style style:name="P46" style:family="paragraph" style:parent-style-name="Contents_20_1">
      <style:paragraph-properties>
        <style:tab-stops>
          <style:tab-stop style:position="15.9cm" style:type="right" style:leader-style="dotted" style:leader-text="."/>
        </style:tab-stops>
      </style:paragraph-properties>
    </style:style>
    <style:style style:name="P47" style:family="paragraph" style:parent-style-name="Text_20_body" style:list-style-name="L1">
      <style:text-properties officeooo:rsid="0024b1b3" officeooo:paragraph-rsid="0024b1b3"/>
    </style:style>
    <style:style style:name="P48" style:family="paragraph" style:parent-style-name="Text_20_body" style:list-style-name="L2">
      <style:text-properties officeooo:rsid="0024b1b3" officeooo:paragraph-rsid="0024b1b3"/>
    </style:style>
    <style:style style:name="P49" style:family="paragraph" style:parent-style-name="Text_20_body" style:list-style-name="L1">
      <style:text-properties officeooo:rsid="00231121" officeooo:paragraph-rsid="00231121"/>
    </style:style>
    <style:style style:name="P50" style:family="paragraph" style:parent-style-name="Text_20_body" style:list-style-name="L3">
      <style:text-properties officeooo:rsid="0025e8e0" officeooo:paragraph-rsid="0025e8e0"/>
    </style:style>
    <style:style style:name="P51" style:family="paragraph" style:parent-style-name="Text_20_body" style:list-style-name="L4">
      <style:paragraph-properties fo:text-align="justify" style:justify-single-word="false"/>
      <style:text-properties officeooo:rsid="002f9b8b" officeooo:paragraph-rsid="002f9b8b"/>
    </style:style>
    <style:style style:name="P52" style:family="paragraph" style:parent-style-name="Text_20_body" style:list-style-name="L5">
      <style:paragraph-properties fo:text-align="justify" style:justify-single-word="false"/>
      <style:text-properties officeooo:rsid="002fe9d3" officeooo:paragraph-rsid="002fe9d3"/>
    </style:style>
    <style:style style:name="P53" style:family="paragraph" style:parent-style-name="Text_20_body" style:list-style-name="L6">
      <style:paragraph-properties fo:text-align="justify" style:justify-single-word="false"/>
      <style:text-properties officeooo:paragraph-rsid="00330fe6"/>
    </style:style>
    <style:style style:name="P54" style:family="paragraph" style:parent-style-name="Text_20_body" style:list-style-name="L7">
      <style:paragraph-properties fo:text-align="justify" style:justify-single-word="false"/>
      <style:text-properties officeooo:paragraph-rsid="0039ce81"/>
    </style:style>
    <style:style style:name="P55" style:family="paragraph" style:parent-style-name="Text_20_body" style:list-style-name="L7">
      <style:paragraph-properties fo:text-align="justify" style:justify-single-word="false"/>
      <style:text-properties officeooo:paragraph-rsid="003550ec"/>
    </style:style>
    <style:style style:name="P56" style:family="paragraph" style:parent-style-name="Text_20_body" style:list-style-name="L7">
      <style:paragraph-properties fo:text-align="justify" style:justify-single-word="false"/>
      <style:text-properties style:font-name="NewsGotT" fo:font-size="11pt" officeooo:rsid="00322b72" officeooo:paragraph-rsid="00322b72" style:font-size-asian="11pt"/>
    </style:style>
    <style:style style:name="P57" style:family="paragraph" style:parent-style-name="Text_20_body" style:list-style-name="L7">
      <style:paragraph-properties fo:text-align="justify" style:justify-single-word="false"/>
      <style:text-properties style:font-name="NewsGotT" fo:font-size="11pt" officeooo:rsid="00330fe6" officeooo:paragraph-rsid="00330fe6" style:font-size-asian="11pt"/>
    </style:style>
    <style:style style:name="P58" style:family="paragraph" style:parent-style-name="Text_20_body" style:list-style-name="L8">
      <style:text-properties officeooo:rsid="00330fe6" officeooo:paragraph-rsid="00330fe6"/>
    </style:style>
    <style:style style:name="P59" style:family="paragraph" style:parent-style-name="Text_20_body" style:list-style-name="L10">
      <style:paragraph-properties fo:margin-top="0cm" fo:margin-bottom="0.499cm" style:contextual-spacing="false" fo:text-align="start" style:justify-single-word="false"/>
      <style:text-properties officeooo:paragraph-rsid="003ea596"/>
    </style:style>
    <style:style style:name="P60" style:family="paragraph" style:parent-style-name="Contents_20_2">
      <style:paragraph-properties>
        <style:tab-stops>
          <style:tab-stop style:position="15.501cm" style:type="right" style:leader-style="dotted" style:leader-text="."/>
        </style:tab-stops>
      </style:paragraph-properties>
    </style:style>
    <style:style style:name="P61" style:family="paragraph" style:parent-style-name="Preformatted_20_Text" style:list-style-name="L10">
      <style:paragraph-properties fo:margin-top="0cm" fo:margin-bottom="0.499cm" style:contextual-spacing="false"/>
      <style:text-properties style:font-name="NewsGotT" fo:font-size="11pt" officeooo:rsid="003a8548" officeooo:paragraph-rsid="003be197" style:font-name-asian="Courier New" style:font-size-asian="11pt" style:font-name-complex="Courier New" style:font-size-complex="10pt"/>
    </style:style>
    <style:style style:name="P62" style:family="paragraph" style:parent-style-name="Preformatted_20_Text">
      <style:paragraph-properties fo:margin-top="0cm" fo:margin-bottom="0.499cm" style:contextual-spacing="false"/>
      <style:text-properties style:font-name="NewsGotT" fo:font-size="11pt" officeooo:rsid="003a8548" officeooo:paragraph-rsid="003be197" style:font-name-asian="Courier New" style:font-size-asian="11pt" style:font-name-complex="Courier New" style:font-size-complex="10pt"/>
    </style:style>
    <style:style style:name="P63" style:family="paragraph" style:parent-style-name="Preformatted_20_Text">
      <style:paragraph-properties fo:margin-top="0cm" fo:margin-bottom="0.499cm" style:contextual-spacing="false"/>
      <style:text-properties officeooo:paragraph-rsid="003a8548"/>
    </style:style>
    <style:style style:name="P64" style:family="paragraph" style:parent-style-name="Preformatted_20_Text" style:list-style-name="L10">
      <style:paragraph-properties fo:margin-top="0cm" fo:margin-bottom="0.499cm" style:contextual-spacing="false"/>
      <style:text-properties officeooo:paragraph-rsid="003a8548"/>
    </style:style>
    <style:style style:name="T1" style:family="text">
      <style:text-properties style:font-name="Eras Bk BT" fo:font-weight="bold" style:font-weight-asian="bold" style:font-size-complex="10pt" style:font-weight-complex="bold"/>
    </style:style>
    <style:style style:name="T2" style:family="text">
      <style:text-properties fo:font-size="7pt" fo:font-weight="bold" style:font-size-asian="7pt" style:font-weight-asian="bold" style:font-size-complex="7pt" style:font-weight-complex="bold"/>
    </style:style>
    <style:style style:name="T3" style:family="text">
      <style:text-properties officeooo:rsid="001e68bc"/>
    </style:style>
    <style:style style:name="T4" style:family="text">
      <style:text-properties officeooo:rsid="002009ae"/>
    </style:style>
    <style:style style:name="T5" style:family="text">
      <style:text-properties officeooo:rsid="00231121"/>
    </style:style>
    <style:style style:name="T6" style:family="text">
      <style:text-properties officeooo:rsid="0025e8e0"/>
    </style:style>
    <style:style style:name="T7" style:family="text">
      <style:text-properties officeooo:rsid="0026cd07"/>
    </style:style>
    <style:style style:name="T8" style:family="text">
      <style:text-properties style:font-name="NewsGotT" fo:font-size="11pt" style:font-size-asian="11pt"/>
    </style:style>
    <style:style style:name="T9" style:family="text">
      <style:text-properties style:font-name="NewsGotT" fo:font-size="11pt" officeooo:rsid="002f6195" style:font-size-asian="11pt"/>
    </style:style>
    <style:style style:name="T10" style:family="text">
      <style:text-properties style:font-name="NewsGotT" fo:font-size="11pt" officeooo:rsid="002fe9d3" style:font-size-asian="11pt"/>
    </style:style>
    <style:style style:name="T11" style:family="text">
      <style:text-properties style:font-name="NewsGotT" fo:font-size="11pt" officeooo:rsid="00322b72" style:font-size-asian="11pt"/>
    </style:style>
    <style:style style:name="T12" style:family="text">
      <style:text-properties style:font-name="NewsGotT" fo:font-size="11pt" officeooo:rsid="00330fe6" style:font-size-asian="11pt"/>
    </style:style>
    <style:style style:name="T13" style:family="text">
      <style:text-properties style:font-name="NewsGotT" fo:font-size="11pt" officeooo:rsid="003550ec" style:font-size-asian="11pt"/>
    </style:style>
    <style:style style:name="T14" style:family="text">
      <style:text-properties style:font-name="NewsGotT" fo:font-size="11pt" officeooo:rsid="0039ce81" style:font-size-asian="11pt"/>
    </style:style>
    <style:style style:name="T15" style:family="text">
      <style:text-properties style:font-name="NewsGotT" fo:font-size="11pt" officeooo:rsid="003a8548" style:font-size-asian="11pt"/>
    </style:style>
    <style:style style:name="T16" style:family="text">
      <style:text-properties style:font-name="NewsGotT" fo:font-size="11pt" officeooo:rsid="003a8548" style:font-name-asian="Courier New" style:font-size-asian="11pt" style:font-name-complex="Courier New" style:font-size-complex="10pt"/>
    </style:style>
    <style:style style:name="T17" style:family="text">
      <style:text-properties officeooo:rsid="00319613"/>
    </style:style>
    <style:style style:name="T18" style:family="text">
      <style:text-properties officeooo:rsid="003550ec"/>
    </style:style>
    <style:style style:name="T19" style:family="text">
      <style:text-properties officeooo:rsid="00369a34"/>
    </style:style>
    <style:style style:name="T20" style:family="text">
      <style:text-properties officeooo:rsid="003be1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text:s/></text:p>
      <text:p text:style-name="Standard"/>
      <text:p text:style-name="Standard"/>
      <text:p text:style-name="Standard"/>
      <text:p text:style-name="Standard"/>
      <text:p text:style-name="Standard"><draw:frame draw:style-name="fr1" draw:name="gráficos2" text:anchor-type="paragraph" svg:x="3.66cm" svg:y="0.08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
      <text:p text:style-name="P26"/>
      <text:p text:style-name="P26"/>
      <text:p text:style-name="P26">Sistema de Agenda Ag@ta</text:p>
      <text:p text:style-name="P6"><text:title>Normas de Trabajo con AgataV2</text:title></text:p>
      <text:p text:style-name="Subtitle"/>
      <text:p text:style-name="Text_20_body"/>
      <text:p text:style-name="Text_20_body"/>
      <text:p text:style-name="Text_20_body"/>
      <text:p text:style-name="Text_20_body"/>
      <text:p text:style-name="Nota_20_al_20_pié">Versión: <text:keywords>0100</text:keywords></text:p>
      <text:p text:style-name="Nota_20_al_20_pié">Fecha: <text:span text:style-name="T3">24/02/2015</text:span></text:p>
      <text:p text:style-name="Nota_20_al_20_pié"/>
      <text:p text:style-name="Nota_20_al_20_pié"/>
      <text:p text:style-name="P27">[Versión del Producto]</text:p>
      <table:table table:name="Tabla2" table:style-name="Tabla2">
        <table:table-column table:style-name="Tabla2.A"/>
        <table:table-row>
          <table:table-cell table:style-name="Tabla2.A1" office:value-type="string">
            <text:p text:style-name="P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38"/>
      <text:p text:style-name="P19">HOJA DE CONTROL</text:p>
      <text:p text:style-name="Text_20_body"/>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0">Organismo</text:p>
          </table:table-cell>
          <table:table-cell table:style-name="Tabla3.B1" table:number-columns-spanned="3" office:value-type="string">
            <text:p text:style-name="Table_20_Contents">Consejería de <text:span text:style-name="T4">Hacienda y Administración Pública</text:span></text:p>
          </table:table-cell>
          <table:covered-table-cell/>
          <table:covered-table-cell/>
        </table:table-row>
        <table:table-row>
          <table:table-cell table:style-name="Tabla3.A2" office:value-type="string">
            <text:p text:style-name="P20">Proyecto</text:p>
          </table:table-cell>
          <table:table-cell table:style-name="Tabla3.B4" table:number-columns-spanned="3" office:value-type="string">
            <text:p text:style-name="Table_20_Contents"><text:bookmark-start text:name="__DdeLink__323_258527374"/><text:subject>Sistema de Agenda Ag@ta</text:subject><text:bookmark-end text:name="__DdeLink__323_258527374"/></text:p>
          </table:table-cell>
          <table:covered-table-cell/>
          <table:covered-table-cell/>
        </table:table-row>
        <table:table-row>
          <table:table-cell table:style-name="Tabla3.A2" office:value-type="string">
            <text:p text:style-name="P20">Entregable</text:p>
          </table:table-cell>
          <table:table-cell table:style-name="Tabla3.B4" table:number-columns-spanned="3" office:value-type="string">
            <text:p text:style-name="Table_20_Contents"><text:title>Normas de Trabajo con AgataV2</text:title></text:p>
          </table:table-cell>
          <table:covered-table-cell/>
          <table:covered-table-cell/>
        </table:table-row>
        <table:table-row>
          <table:table-cell table:style-name="Tabla3.A2" office:value-type="string">
            <text:p text:style-name="P20">Autor</text:p>
          </table:table-cell>
          <table:table-cell table:style-name="Tabla3.B4" table:number-columns-spanned="3" office:value-type="string">
            <text:p text:style-name="P23">Sandetel</text:p>
          </table:table-cell>
          <table:covered-table-cell/>
          <table:covered-table-cell/>
        </table:table-row>
        <table:table-row>
          <table:table-cell table:style-name="Tabla3.A2" office:value-type="string">
            <text:p text:style-name="P20">Versión/Edición</text:p>
          </table:table-cell>
          <table:table-cell table:style-name="Tabla3.B7" office:value-type="string">
            <text:p text:style-name="Table_20_Contents"><text:keywords>0100</text:keywords></text:p>
          </table:table-cell>
          <table:table-cell table:style-name="Tabla3.A2" office:value-type="string">
            <text:p text:style-name="P20">Fecha Versión</text:p>
          </table:table-cell>
          <table:table-cell table:style-name="Tabla3.D5" office:value-type="date" office:date-value="2015-02-24">
            <text:p text:style-name="P24">24/02/15</text:p>
          </table:table-cell>
        </table:table-row>
        <table:table-row>
          <table:table-cell table:style-name="Tabla3.A2" office:value-type="string">
            <text:p text:style-name="P20">Aprobado por</text:p>
          </table:table-cell>
          <table:table-cell table:style-name="Tabla3.B7" office:value-type="string">
            <text:p text:style-name="Table_20_Contents"/>
          </table:table-cell>
          <table:table-cell table:style-name="Tabla3.A2" office:value-type="string">
            <text:p text:style-name="P20">Fecha Aprobación</text:p>
          </table:table-cell>
          <table:table-cell table:style-name="Tabla3.D7" office:value-type="string">
            <text:p text:style-name="P22"/>
          </table:table-cell>
        </table:table-row>
        <table:table-row>
          <table:table-cell table:style-name="Tabla3.A7" office:value-type="string">
            <text:p text:style-name="P20"/>
          </table:table-cell>
          <table:table-cell table:style-name="Tabla3.B7" office:value-type="string">
            <text:p text:style-name="Table_20_Contents"/>
          </table:table-cell>
          <table:table-cell table:style-name="Tabla3.A2" office:value-type="string">
            <text:p text:style-name="P20">Nº Total de Páginas</text:p>
          </table:table-cell>
          <table:table-cell table:style-name="Tabla3.D7" office:value-type="string">
            <text:p text:style-name="P22"><text:page-count>16</text:page-count></text:p>
          </table:table-cell>
        </table:table-row>
      </table:table>
      <text:p text:style-name="Standard"/>
      <text:p text:style-name="P7"/>
      <text:p text:style-name="P7">REGISTRO DE CAMBIOS</text:p>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1">Versión</text:p>
          </table:table-cell>
          <table:table-cell table:style-name="Tabla4.A1" office:value-type="string">
            <text:p text:style-name="P21">Causa del Cambio</text:p>
          </table:table-cell>
          <table:table-cell table:style-name="Tabla4.A1" office:value-type="string">
            <text:p text:style-name="P21">Responsable del Cambio</text:p>
          </table:table-cell>
          <table:table-cell table:style-name="Tabla4.D1" office:value-type="string">
            <text:p text:style-name="P21">Fecha del Cambio</text:p>
          </table:table-cell>
        </table:table-row>
        <table:table-row>
          <table:table-cell table:style-name="Tabla4.A4" office:value-type="string">
            <text:p text:style-name="P22">0100</text:p>
          </table:table-cell>
          <table:table-cell table:style-name="Tabla4.B4" office:value-type="string">
            <text:p text:style-name="P22">Versión inicial</text:p>
          </table:table-cell>
          <table:table-cell table:style-name="Tabla4.C4" office:value-type="string">
            <text:p text:style-name="P25">Francisco Rodríguez Corredor</text:p>
          </table:table-cell>
          <table:table-cell table:style-name="Tabla4.D2" office:value-type="date" office:date-value="2012-03-08">
            <text:p text:style-name="P22">08/03/2012</text:p>
          </table:table-cell>
        </table:table-row>
        <table:table-row>
          <table:table-cell table:style-name="Tabla4.A4" office:value-type="string">
            <text:p text:style-name="P22"/>
          </table:table-cell>
          <table:table-cell table:style-name="Tabla4.B4" office:value-type="string">
            <text:p text:style-name="P22"/>
          </table:table-cell>
          <table:table-cell table:style-name="Tabla4.C4" office:value-type="string">
            <text:p text:style-name="P22"/>
          </table:table-cell>
          <table:table-cell table:style-name="Tabla4.D4" office:value-type="string">
            <text:p text:style-name="P22"/>
          </table:table-cell>
        </table:table-row>
        <table:table-row>
          <table:table-cell table:style-name="Tabla4.A4" office:value-type="string">
            <text:p text:style-name="P22"/>
          </table:table-cell>
          <table:table-cell table:style-name="Tabla4.B4" office:value-type="string">
            <text:p text:style-name="P22"/>
          </table:table-cell>
          <table:table-cell table:style-name="Tabla4.C4" office:value-type="string">
            <text:p text:style-name="P22"/>
          </table:table-cell>
          <table:table-cell table:style-name="Tabla4.D4" office:value-type="string">
            <text:p text:style-name="P22"/>
          </table:table-cell>
        </table:table-row>
      </table:table>
      <text:p text:style-name="Standard"/>
      <text:p text:style-name="P7"/>
      <text:p text:style-name="P7">CONTROL DE DISTRIBUCIÓN</text:p>
      <text:p text:style-name="Standard"/>
      <table:table table:name="Tabla5" table:style-name="Tabla5">
        <table:table-column table:style-name="Tabla5.A"/>
        <table:table-row>
          <table:table-cell table:style-name="Tabla5.A1" office:value-type="string">
            <text:p text:style-name="P20">Nombre y Apellidos</text:p>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row>
          <table:table-cell table:style-name="Tabla5.A8" office:value-type="string">
            <text:p text:style-name="Table_20_Contents"/>
          </table:table-cell>
        </table:table-row>
      </table:table>
      <text:p text:style-name="Standard"/>
      <text:p text:style-name="P8"/>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text:p>
          </text:index-title>
          <text:p text:style-name="P46"><text:a xlink:type="simple" xlink:href="#__RefHeading__10196_1500692348" text:style-name="Internet_20_link" text:visited-style-name="Internet_20_link">1 Introducción<text:tab/>4</text:a></text:p>
          <text:p text:style-name="P46"><text:a xlink:type="simple" xlink:href="#__RefHeading__1046_724699919" text:style-name="Internet_20_link" text:visited-style-name="Internet_20_link">2 Procedimiento para la migración de un usuario<text:tab/>5</text:a></text:p>
          <text:p text:style-name="P60"><text:a xlink:type="simple" xlink:href="#__RefHeading__1048_724699919" text:style-name="Internet_20_link" text:visited-style-name="Internet_20_link">2.1 Traspasar el calendario y libreta de contactos a AGATAv2<text:tab/>5</text:a></text:p>
          <text:p text:style-name="P60"><text:a xlink:type="simple" xlink:href="#__RefHeading__1050_724699919" text:style-name="Internet_20_link" text:visited-style-name="Internet_20_link">2.2 Instalar y configurar el cliente de correo y agenda Thunderbird<text:tab/>6</text:a></text:p>
          <text:p text:style-name="P60"><text:a xlink:type="simple" xlink:href="#__RefHeading__1052_724699919" text:style-name="Internet_20_link" text:visited-style-name="Internet_20_link">2.3 Configurar los dispositivos del usuario para sincronizar contra AGATAv2<text:tab/>6</text:a></text:p>
          <text:p text:style-name="P60"><text:a xlink:type="simple" xlink:href="#__RefHeading__1054_724699919" text:style-name="Internet_20_link" text:visited-style-name="Internet_20_link">2.4 Conceder los permisos necesarios a los usuarios que van a trabajar con el usuario migrado<text:tab/>7</text:a></text:p>
          <text:p text:style-name="P60"><text:a xlink:type="simple" xlink:href="#__RefHeading__1056_724699919" text:style-name="Internet_20_link" text:visited-style-name="Internet_20_link">2.5 Activar las suscripciones de permisos que el usuario migrado tuviera concedidas con respecto a otros usuarios del sistema<text:tab/>8</text:a></text:p>
          <text:p text:style-name="P46"><text:a xlink:type="simple" xlink:href="#__RefHeading__1058_724699919" text:style-name="Internet_20_link" text:visited-style-name="Internet_20_link">3 Problemas conocidos<text:tab/>9</text:a></text:p>
          <text:p text:style-name="P60"><text:a xlink:type="simple" xlink:href="#__RefHeading__1060_724699919" text:style-name="Internet_20_link" text:visited-style-name="Internet_20_link">3.1 Degradación del Rendimiento por Acumulación de Datos Históricos<text:tab/>15</text:a></text:p>
          <text:p text:style-name="P60"><text:a xlink:type="simple" xlink:href="#__RefHeading__1062_724699919" text:style-name="Internet_20_link" text:visited-style-name="Internet_20_link">3.2 Duplicación de citas<text:tab/>15</text:a></text:p>
          <text:p text:style-name="P60"><text:a xlink:type="simple" xlink:href="#__RefHeading__1064_724699919" text:style-name="Internet_20_link" text:visited-style-name="Internet_20_link">3.3 Borrados masivos de datos de forma accidental<text:tab/>15</text:a></text:p>
        </text:index-body>
      </text:table-of-content>
      <text:p text:style-name="Standard"/>
      <text:p text:style-name="Standard"/>
      <text:p text:style-name="Standard"/>
      <text:p text:style-name="Standard"/>
      <text:p text:style-name="Text_20_body"/>
      <text:p text:style-name="Contents_20_2"/>
      <text:h text:style-name="Heading_20_1" text:outline-level="1"><text:bookmark-start text:name="__RefHeading__10196_1500692348"/>Introducción<text:bookmark-end text:name="__RefHeading__10196_1500692348"/></text:h>
      <text:p text:style-name="Text_20_body">Este documento recoge <text:span text:style-name="T5">una serie de recomendaciones básicas para mejorar el uso de AGATA. Estas recomendaciones son de diversa naturaleza y pueden clasificarse en:</text:span></text:p>
      <text:list xml:id="list6358659920511232571" text:style-name="L1">
        <text:list-item>
          <text:p text:style-name="P47">procedimiento para la migración de un usuario</text:p>
        </text:list-item>
        <text:list-item>
          <text:p text:style-name="P49">configuraciones de dispositivos y clientes de agenda recomendadas</text:p>
        </text:list-item>
        <text:list-item>
          <text:p text:style-name="P49">buenas prácticas en el uso e inicio de la herramienta</text:p>
        </text:list-item>
        <text:list-item>
          <text:p text:style-name="P49">como reportar incidencias y problemas </text:p>
        </text:list-item>
      </text:list>
      <text:p text:style-name="P10">Además de estas recomendaciones se incluye un listado de defectos y limitaciones conocidas junto con el tratamiento que debe darse a cada uno de ellos.</text:p>
      <text:p text:style-name="P10"/>
      <text:h text:style-name="P36" text:outline-level="1"><text:bookmark-start text:name="__RefHeading__1046_724699919"/>Procedimiento para la migración de un usuario<text:bookmark-end text:name="__RefHeading__1046_724699919"/></text:h>
      <text:p text:style-name="P11"><text:tab/>Consideraremos un usuario tipo para la migración uno con la siguientes características:</text:p>
      <text:list xml:id="list2609797253449260405" text:style-name="L2">
        <text:list-item>
          <text:p text:style-name="P48">usuario con su calendario y libreta de contactos actualmente en MS Outlook y sincronizando con MS Exchange</text:p>
        </text:list-item>
        <text:list-item>
          <text:p text:style-name="P48">usuario que utiliza su móvil para sincronizar, siendo su movil bien un dispositivo con Sistema Operativo iOS o Android</text:p>
        </text:list-item>
        <text:list-item>
          <text:p text:style-name="P48">usuario que comparte su calendario y libreta de contactos con otros usuarios del sistema y con distintas configuraciones de compartición, es decir, algunos usuarios tienen permiso <text:span text:style-name="T6">sólo </text:span>para ver algunas citas <text:span text:style-name="T6">o contactos mientras que otros usuarios podrán también modificar dichas citas</text:span></text:p>
        </text:list-item>
      </text:list>
      <text:p text:style-name="P11"><text:tab/><text:span text:style-name="T6">Los pasos a seguir para la migración de un usuario son los siguientes:</text:span></text:p>
      <text:list xml:id="list6455579468616442673" text:style-name="L3">
        <text:list-item>
          <text:p text:style-name="P50">traspasar el calendario y libreta de contactos a AGATAv2</text:p>
        </text:list-item>
        <text:list-item>
          <text:p text:style-name="P50">instalar y configurar el cliente de correo y agenda Thunderbird</text:p>
        </text:list-item>
        <text:list-item>
          <text:p text:style-name="P50">configurar los dispositivos del usuario para sincronizar contra AGATAv2</text:p>
        </text:list-item>
        <text:list-item>
          <text:p text:style-name="P50">conceder los permisos necesarios a los usuarios que van a trabajar con el usuario migrado</text:p>
        </text:list-item>
        <text:list-item>
          <text:p text:style-name="P50">activar las suscripciones de permisos que el usuario migrado tuviera concedidas con respecto a otros usuarios del sistema</text:p>
          <text:p text:style-name="P50">En lo siguientes apartados se detallarán un poco más los pasos anteriormente comentados.</text:p>
        </text:list-item>
      </text:list>
      <text:h text:style-name="P39" text:outline-level="2"><text:bookmark-start text:name="__RefHeading__1048_724699919"/>Traspasar el calendario y libreta de contactos a AGATAv2<text:bookmark-end text:name="__RefHeading__1048_724699919"/></text:h>
      <text:p text:style-name="P12"><text:tab/><text:span text:style-name="T6">Los usuarios que vienen utilizando un sistema de agenda desde hace tiempo pueden tener acumulados en sus respectivos calendario un número bastante elevado de citas. Estas citas que se acumulan en la agenda pueden suponer un problema potencial en la sincronización con dispositivos móviles ya que puede ser necesario el intercambio de toda la información con el dispositivo sobrecargándolo en exceso. </text:span></text:p>
      <text:p text:style-name="P12"><text:tab/><text:span text:style-name="T6">Es por esto por lo que se recomienda que al realizar la migración a AGATAv2 se efectúe una copia de seguridad del calendario, almacenándola para consulta del histórico y realizar una limpieza del calendario a migrar manteniendo por ejemplo las citas de los últimos tres meses.</text:span></text:p>
      <text:p text:style-name="P13"><text:tab/><text:span text:style-name="T6">Una vez realizada esta limpieza de datos históricos podrá procederse a la migración de los datos que se van a mantener a AGATAv2. Esta migración se </text:span><text:soft-page-break/><text:span text:style-name="T6">realizará instalando el cliente Funambol para MS Outlook y realizando una sincronización con el servidor. Es requisito para realizar la migración que la cuenta del usuario ya se encuentre dada de alta en AGATAv2. Consulte el manual “Guía de usuario de sincronización con clientes pesados de agenda de MS Outlook” disponible en </text:span><text:a xlink:type="simple" xlink:href="http://agenda-sstt.junta-andalucia.es/doc/"><text:span text:style-name="T6">http://agenda-sstt.junta-andalucia.es/doc/</text:span></text:a><text:span text:style-name="T6"> para más información sobre la instalación y configuración del mismo.</text:span></text:p>
      <text:p text:style-name="P31">Puede descargar la versión homologada del cliente de sincronización para Outlook acceda a la url del proyecto AGATAv2 en el Catálogo de Software de la Junta de Andalucía: <text:a xlink:type="simple" xlink:href="http://catalogo.i-administracion.junta-andalucia.es/catalogo/usuario/listado/fichacompleta.jsf?idProyecto=716">http://catalogo.i-administracion.junta-andalucia.es/catalogo/usuario/listado/fichacompleta.jsf?idProyecto=716</text:a>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p>
      <text:h text:style-name="P40" text:outline-level="2"><text:bookmark-start text:name="__RefHeading__1050_724699919"/>Instalar y configurar el cliente de correo y agenda Thunderbird<text:bookmark-end text:name="__RefHeading__1050_724699919"/></text:h>
      <text:p text:style-name="P34"/>
      <text:p text:style-name="P31">Puede descargar la versión homologada del cliente Thunderbird acceda a la url del proyecto AGATAv2 en el Catálogo de Software de la Junta de Andalucía: <text:a xlink:type="simple" xlink:href="http://catalogo.i-administracion.junta-andalucia.es/catalogo/usuario/listado/fichacompleta.jsf?idProyecto=716">http://catalogo.i-administracion.junta-andalucia.es/catalogo/usuario/listado/fichacompleta.jsf?idProyecto=716</text:a>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p>
      <text:p text:style-name="P32">Las instrucciones para l<text:span text:style-name="T7">a instalación y configuración de este cliente de correo aparecen definidas en la “Guía de usuario de clientes pesados de agenda Mozilla Thunderbird/Lightning” disponible en </text:span><text:a xlink:type="simple" xlink:href="http://agenda-sstt.junta-andalucia.es/doc/">http://agenda-sstt.junta-andalucia.es/doc/</text:a> para más información sobre la instalación y configuración del mismo.</text:p>
      <text:p text:style-name="P33">Utilice la siguiente url para configurar el acceso al calendario: <text:a xlink:type="simple" xlink:href="https://agenda.juntadeandalucia.es/davcentral/usuarios/UID_USUARIO/calendario/all">https://agenda.juntadeandalucia.es/davcentral/usuarios/UID_USUARIO/calendario/all</text:a> en lugar de la que se indica en las guías de configuración de Thunderbird</text:p>
      <text:h text:style-name="P41" text:outline-level="2"><text:bookmark-start text:name="__RefHeading__1052_724699919"/>Configurar los dispositivos del usuario para sincronizar contra AGATAv2<text:bookmark-end text:name="__RefHeading__1052_724699919"/></text:h>
      <text:p text:style-name="P28">Se recomienda la sincronización de dispositivos Android e iOS unicamente. Es importante reseñar también que sólo deben sincronizarse los dispositivos que sea necesario. Tener un número elevado de dispositivos sincronizando contra el servidor puede repercutir en problemas de rendimiento y acceso redundante a las agendas de los usuarios.</text:p>
      <text:p text:style-name="P28"><text:soft-page-break/>Las guías de configuración de iOS y Android están disponibles en la url <text:a xlink:type="simple" xlink:href="https://agenda-sstt.junta-andalucia.es/doc/">https://agenda-sstt.junta-andalucia.es/doc/</text:a> </text:p>
      <text:p text:style-name="P28">Para realizar una sincronización más eficiente se recomienda configurar las ventanas de sincronización que optimizan el número de datos intercambiados entre los clientes y el servidor. En el servidor, esta ventana se configura en las Preferencias del usuario, pestaña “Sincronización”, combo “Sincronizar citas“, asignándole por ejemplo el valor “del último mes”.</text:p>
      <text:p text:style-name="P28">Consulte el apartado 3.1, página 7, de la Guía de Configuración de iOS para conocer como ajustar la ventana de sincronización en este tipo de dispositivos</text:p>
      <text:h text:style-name="P42" text:outline-level="2"><text:bookmark-start text:name="__RefHeading__1054_724699919"/><text:span text:style-name="T9">C</text:span><text:span text:style-name="T6">onceder los permisos necesarios a los usuarios que van a trabajar con el usuario migrado</text:span><text:bookmark-end text:name="__RefHeading__1054_724699919"/></text:h>
      <text:p text:style-name="P14">Determinados usuarios trabajan en grupo con una determinada agenda, como suele ser el caso habitual de una persona con la categoría de alto cargo y otras que ejecutan el rol de secretaría de dicho alto cargo. Para que estas personas puedan trabajar de forma colaborativa en Agata es necesario otorgar los permisos correspondientes a las mismas.</text:p>
      <text:p text:style-name="P14">Los permisos deben ser concedidos por la persona propietaria de la agenda que se va a utilizar para compartir los datos. Esta compartición se realiza desde las preferencias del usuario, en la pestaña “Gestión de Permisos”. Los permisos que pueden otorgarse desde esta pestaña son de los siguientes tipos:</text:p>
      <text:list xml:id="list3671841255168722660" text:style-name="L4">
        <text:list-item>
          <text:p text:style-name="P51">Permisos Generales: estos permisos aplican a los accesos que se realizan vía web, Thunderbird y dispositivos iOS</text:p>
        </text:list-item>
        <text:list-item>
          <text:p text:style-name="P51">Permisos de Sincronización: estos permisos aplican a los accesos a la información que se realicen con MS Outlook y dispositivos Android</text:p>
        </text:list-item>
        <text:list-item>
          <text:p text:style-name="P51">Permisos de Gestión de Invitaciones: estos permisos sirven para determinar si una persona a la que hemos designado permisos generales puede o no gestionar las invitaciones a citas que recibimos, aceptándolas o rechazándolas</text:p>
        </text:list-item>
        <text:list-item>
          <text:p text:style-name="P51">Permisos de Gestión de Categorías: otorgando estos permisos consentiremos que una persona pueda editar, borrar o crear nuevas categorías</text:p>
        </text:list-item>
      </text:list>
      <text:p text:style-name="P15">La operativa con este formulario está basada en que en primer lugar hay que localizar la persona la que se le quieren otorgar permisos utilizando el cuadro de texto con función de autocompletado llamado “Usuario”. Una vez hecho esto en el combo “Contenedor” se selecciona sobre qué queremos otorgar los permisos al usuario:</text:p>
      <text:list xml:id="list1146654086027432660" text:style-name="L5">
        <text:list-item>
          <text:p text:style-name="P52">seleccione “Calendario” para dar permisos únicamente sobre el calendario del usuario</text:p>
        </text:list-item>
        <text:list-item>
          <text:p text:style-name="P52"><text:soft-page-break/>seleccione “Libreta de Contactos” para dar permisos únicamente sobre la libreta de contactos</text:p>
        </text:list-item>
        <text:list-item>
          <text:p text:style-name="P52">seleccione “Registro de Tareas” para concederlos únicamente sobre las tareas del usuario</text:p>
        </text:list-item>
        <text:list-item>
          <text:p text:style-name="P52">seleccione “Agenda Completa” para dar los permisos sobre los tres elementos anteriores de forma conjunta</text:p>
        </text:list-item>
      </text:list>
      <text:p text:style-name="P15">Una vez seleccionado el usuario y el contenedor sobre el que se desean dar los permisos pulse el botón “Añadir” y a continuación utilice las celdas “Permiso” y “Categoría” para establecer el tipo de permiso que desea conceder y para definir si dicho permiso aplicará sobre una categoría en concreto sobre todas ellas.</text:p>
      <text:p text:style-name="P15">Cuando haya finalizado de definir los permisos que desea tengan los usuarios pulse sobre el botón “Guardar” para almacenar los cambios.</text:p>
      <text:p text:style-name="P15">Una vez concedidos los permisos los usuarios que los reciben ya pueden configurar sus clientes de correo y dispositivos móviles para acceder a los datos. Para poder visualizar las citas sobre las que se han recibido permisos en la interfaz web es necesario activar la suscripción como se comenta en el siguiente punto</text:p>
      <text:h text:style-name="P43" text:outline-level="2"><text:bookmark-start text:name="__RefHeading__1056_724699919"/><text:span text:style-name="T10">A</text:span><text:span text:style-name="T8">ctivar las suscripciones de permisos que el usuario migrado tuviera concedidas con respecto a otros usuarios del sistema</text:span><text:bookmark-end text:name="__RefHeading__1056_724699919"/></text:h>
      <text:p text:style-name="P29">Cuando un usuario recibe permisos para gestionar los datos de otro en AGATA es necesario activar la suscripción para poder comenzar a realizar la gestión de los mismos.</text:p>
      <text:p text:style-name="P29">Las suscripciones se gestionan en la pestaña “Suscripciones” de la ventana de preferencias del usuario. Cuando un usuario recibe un permiso se crea una suscripción inactiva por defecto. El usuario que recibe los permisos debe activar la suscripción para que estos permisos aparezcan reflejados en la web y pueda por tanto consultarlos y gestionarlos. <text:span text:style-name="T17">Pulsando sobre la celda “Estado” pueden activarse o desactivarse cada una de las suscripciones.</text:span></text:p>
      <text:h text:style-name="P37" text:outline-level="1"><text:bookmark-start text:name="__RefHeading__1058_724699919"/>Problemas conocidos<text:bookmark-end text:name="__RefHeading__1058_724699919"/></text:h>
      <text:p text:style-name="P30">El uso de AGATAv2 puede presentar algunas limitaciones y que pueden ser debidas a distintos factores:</text:p>
      <text:list xml:id="list693298124554446116" text:style-name="L6">
        <text:list-item>
          <text:p text:style-name="P53"><text:span text:style-name="T11">estructura de red heterogénea en la Junta de Andalucía, existen elementos intermedios </text:span><text:span text:style-name="T12">de red</text:span><text:span text:style-name="T11"> que </text:span><text:span text:style-name="T12">influyen en las comunicaciones</text:span></text:p>
        </text:list-item>
      </text:list>
      <text:list xml:id="list4980783976182840515" text:style-name="L7">
        <text:list-item>
          <text:p text:style-name="P56">heterogeneidad de los distintos elementos involucrados en los procesos de acceso y actualización de los datos:</text:p>
          <text:list>
            <text:list-item>
              <text:p text:style-name="P56">diversidad de fabricantes, modelos y sistemas operativos en los dispositivos móviles</text:p>
            </text:list-item>
            <text:list-item>
              <text:p text:style-name="P56">integración con herramientas como MS Outlook cuyo código fuente y funcionamiento no es de dominio público</text:p>
            </text:list-item>
            <text:list-item>
              <text:p text:style-name="P56">rápida evolución de las versiones del software de escritorio Thunderbird</text:p>
            </text:list-item>
          </text:list>
        </text:list-item>
        <text:list-item>
          <text:p text:style-name="P57">problemáticas intrínsecas de la utilización de tecnologías móviles</text:p>
          <text:list>
            <text:list-item>
              <text:p text:style-name="P57">limitaciones asociadas al ancho de banda disponible en cada momento para la transmisión de datos</text:p>
            </text:list-item>
            <text:list-item>
              <text:p text:style-name="P57">almacenamiento y capacidad de procesamiento de datos limitadas</text:p>
            </text:list-item>
            <text:list-item>
              <text:p text:style-name="P57">interrupciones abruptas en los procesos de comunicación con el servidor de datos ocasionadas por perdidas puntuales de cobertura, batería baja o reinicio del terminal</text:p>
            </text:list-item>
          </text:list>
        </text:list-item>
        <text:list-item>
          <text:p text:style-name="P54"><text:span text:style-name="T12">E</text:span><text:span text:style-name="T13">rrores al sincronizar desde outlook por existencia de campos en blanco o campos demasiado largos. </text:span></text:p>
          <text:p text:style-name="P54"><text:span text:style-name="T13">Workaround: Localizar </text:span><text:span text:style-name="T14">el </text:span><text:span text:style-name="T13">campo, truncarlo o borrar elemento y sincronizar. </text:span></text:p>
          <text:p text:style-name="P54">El error puede detectarse en los logs :</text:p>
          <text:p text:style-name="P55">ERROR [agata.sad.webapp.controller.EventControllerWrapper] <text:s/>[mluisa.vega from 10.244.36.129] [C4364F9150AEA5C8BD4D6AC0D65CFAE3.sad] uri=/sad-web/event.do?action=listIncoming Error in method: listIncomingEvents with params: request parameters: {CSRF_TOKEN=1888058856703682048, action=listIncoming, startDate=04/07/2015 13:38:41, endDate=04/21/2015 13:38:41}</text:p>
          <text:p text:style-name="P55">java.lang.reflect.InvocationTargetException at sun.reflect.GeneratedMethodAccessor268.invoke(Unknown Source) at sun.reflect.DelegatingMethodAccessorImpl.invoke(DelegatingMethodAccessorImpl.java:25) at java.lang.reflect.Method.invoke(Method.java:592) at es.juntadeandalucia.cice.agata.sad.webapp.controller.BaseControllerWrapper.executeMethod(BaseControllerWrapper.java:91) at es.juntadeandalucia.cice.agata.sad.webapp.controller.EventControllerWrapper.<text:soft-page-break/>listIncomingEvents(EventControllerWrapper.java:227<text:span text:style-name="T18">) </text:span>at sun.reflect.GeneratedMethodAccessor267.invoke(Unknown Source)at sun.reflect.DelegatingMethodAccessorImpl.invoke(DelegatingMethodAccessorImpl.java:25) at java.lang.reflect.Method.invoke(Method.java:592) at org.springframework.web.servlet.mvc.annotation.AnnotationMethodHandlerAdapter.handle(AnnotationMethodHandlerAdapter.java:259) at org.springframework.web.servlet.DispatcherServlet.doDispatch(DispatcherServlet.java:875<text:span text:style-name="T18">) </text:span>at org.springframework.web.servlet.DispatcherServlet.doService(DispatcherServlet.java:809) at org.springframework.web.servlet.FrameworkServlet.processRequest(FrameworkServlet.java:476) at org.springframework.web.servlet.FrameworkServlet.doPost(FrameworkServlet.java:441) at javax.servlet.http.HttpServlet.service(HttpServlet.java:637) at javax.servlet.http.HttpServlet.service(HttpServlet.java:717) at org.apache.catalina.core.ApplicationFilterChain.internalDoFilter(ApplicationFilterChain.java:290<text:span text:style-name="T18">)</text:span> at org.apache.catalina.core.ApplicationFilterChain.doFilter(ApplicationFilterChain.java:206) at org.springframework.web.filter.AbstractRequestLoggingFilter.doFilterInternal(AbstractRequestLoggingFilter.java:156) at org.springframework.web.filter.OncePerRequestFilter.doFilter(OncePerRequestFilter.java:76) at org.springframework.web.filter.DelegatingFilterProxy.invokeDelegate(DelegatingFilterProxy.java:236) at org.springframework.web.filter.DelegatingFilterProxy.doFilter(DelegatingFilterProxy.java:167) at org.apache.catalina.core.ApplicationFilterChain.internalDoFilter(ApplicationFilterChain.java:235<text:span text:style-name="T18">) </text:span>at org.apache.catalina.core.ApplicationFilterChain.doFilter(ApplicationFilterChain.java:206<text:span text:style-name="T18">) </text:span>at org.springframework.security.util.FilterChainProxy$VirtualFilterChain.doFilter(FilterChainProxy.java:378) at org.springframework.security.ui.switchuser.SwitchUserProcessingFilter.doFilterHttp(SwitchUserProcessingFilter.java:299) at org.springframework.security.ui.SpringSecurityFilter.doFilter(SpringSecurityFilter.java:53<text:span text:style-name="T18">) </text:span>at org.springframework.security.util.FilterChainProxy$VirtualFilterChain.doFilter(FilterChainProxy.java:390) at org.springframework.security.intercept.web.FilterSecurityInterceptor.invoke(FilterSecurityInterceptor.java:109) at org.springframework.security.intercept.web.FilterSecurityInterceptor.doFilter(FilterSecurityInterceptor.java:83) at org.springframework.security.util.FilterChainProxy$VirtualFilterChain.doFilter(FilterChainProxy.java:390) at org.springframework.security.ui.SessionFixationProtectionFilter.doFilterHttp(SessionFixationProtectionFilter.java:67) at org.springframework.security.ui.SpringSecurityFilter.doFilter(SpringSecurityFilter.java:53<text:span text:style-name="T18">) </text:span>at org.springframework.security.util.FilterChainProxy$VirtualFilterChain.doFilter(Fi<text:soft-page-break/>lterChainProxy.java:390) at org.springframework.security.ui.ExceptionTranslationFilter.doFilterHttp(ExceptionTranslationFilter.java:101) at org.springframework.security.ui.SpringSecurityFilter.doFilter(SpringSecurityFilter.java:53) at org.springframework.security.util.FilterChainProxy$VirtualFilterChain.doFilter(FilterChainProxy.java:390) at org.springframework.security.wrapper.SecurityContextHolderAwareRequestFilter.doFilterHttp(SecurityContextHolderAwareRequestFilter.java:91) at org.springframework.security.ui.SpringSecurityFilter.doFilter(SpringSecurityFilter.java:53) at org.springframework.security.util.FilterChainProxy$VirtualFilterChain.doFilter(FilterChainProxy.java:390) at es.juntadeandalucia.cice.agata.sad.security.filter.CsrfTokenFilter.doFilter(CsrfTokenFilter.java:108) at org.springframework.security.util.FilterChainProxy$VirtualFilterChain.doFilter(FilterChainProxy.java:390) at org.springframework.security.ui.AbstractProcessingFilter.doFilterHttp(AbstractProcessingFilter.java:277) at org.springframework.security.ui.SpringSecurityFilter.doFilter(SpringSecurityFilter.java:53) at org.springframework.security.util.FilterChainProxy$VirtualFilterChain.doFilter(FilterChainProxy.java:390) at es.juntadeandalucia.cice.agata.sad.security.filter.SamlFilter.doFilterHttp(SamlFilter.java:173) at org.springframework.security.ui.SpringSecurityFilter.doFilter(SpringSecurityFilter.java:53) at org.springframework.security.util.FilterChainProxy$VirtualFilterChain.doFilter(FilterChainProxy.java:390) at org.springframework.security.ui.logout.LogoutFilter.doFilterHttp(LogoutFilter.java:89) at org.springframework.security.ui.SpringSecurityFilter.doFilter(SpringSecurityFilter.java:53) at org.springframework.security.util.FilterChainProxy$VirtualFilterChain.doFilter(FilterChainProxy.java:390) at org.springframework.security.context.HttpSessionContextIntegrationFilter.doFilterHttp(HttpSessionContextIntegrationFilter.java:235) at org.springframework.security.ui.SpringSecurityFilter.doFilter(SpringSecurityFilter.java:53) at org.springframework.security.util.FilterChainProxy$VirtualFilterChain.doFilter(FilterChainProxy.java:390) at org.springframework.security.util.FilterChainProxy.doFilter(FilterChainProxy.java:175) at org.springframework.web.filter.DelegatingFilterProxy.invokeDelegate(DelegatingFilterProxy.java:236) at org.springframework.web.filter.DelegatingFilterProxy.doFilter(DelegatingFilterProxy.java:167<text:span text:style-name="T19">) </text:span>at org.apache.catalina.core.ApplicationFilterChain.internalDoFilter(ApplicationFilterChain.java:235) at org.apache.catalina.core.ApplicationFilterChain.doFilter(ApplicationFilterChain.j<text:soft-page-break/>ava:206) at org.springframework.orm.hibernate3.support.OpenSessionInViewFilter.doFilterInternal(OpenSessionInViewFilter.java:198) at org.springframework.web.filter.OncePerRequestFilter.doFilter(OncePerRequestFilter.java:76) at org.apache.catalina.core.ApplicationFilterChain.internalDoFilter(ApplicationFilterChain.java:235) at org.apache.catalina.core.ApplicationFilterChain.doFilter(ApplicationFilterChain.java:206) at es.juntadeandalucia.cice.agata.sad.security.filter.NewSessionFilter.doFilter(NewSessionFilter.java:86) at org.apache.catalina.core.ApplicationFilterChain.internalDoFilter(ApplicationFilterChain.java:235) at org.apache.catalina.core.ApplicationFilterChain.doFilter(ApplicationFilterChain.java:206) at es.juntadeandalucia.cice.agata.sad.security.filter.UrlSessionFilter.doFilter(UrlSessionFilter.java:39<text:span text:style-name="T19">) </text:span>at org.apache.catalina.core.ApplicationFilterChain.internalDoFilter(ApplicationFilterChain.java:235) at org.apache.catalina.core.ApplicationFilterChain.doFilter(ApplicationFilterChain.java:206) at org.springframework.web.filter.CharacterEncodingFilter.doFilterInternal(CharacterEncodingFilter.java:96) at org.springframework.web.filter.OncePerRequestFilter.doFilter(OncePerRequestFilter.java:76) at org.apache.catalina.core.ApplicationFilterChain.internalDoFilter(ApplicationFilterChain.java:235) at org.apache.catalina.core.ApplicationFilterChain.doFilter(ApplicationFilterChain.java:206) at org.jboss.web.tomcat.filters.ReplyHeaderFilter.doFilter(ReplyHeaderFilter.java:96) at org.apache.catalina.core.ApplicationFilterChain.internalDoFilter(ApplicationFilterChain.java:235) at org.apache.catalina.core.ApplicationFilterChain.doFilter(ApplicationFilterChain.java:206) at org.apache.catalina.core.StandardWrapperValve.invoke(StandardWrapperValve.java:230) at org.apache.catalina.core.StandardContextValve.invoke(StandardContextValve.java:173) at org.jboss.web.tomcat.security.SecurityAssociationValve.invoke(SecurityAssociationValve.java:182) at org.jboss.web.tomcat.security.JaccContextValve.invoke(JaccContextValve.java:84) at org.apache.catalina.core.StandardHostValve.invoke(StandardHostValve.java:128) at org.apache.catalina.valves.ErrorReportValve.invoke(ErrorReportValve.java:104) at org.jboss.web.tomcat.service.jca.CachedConnectionValve.invoke(CachedConnectionValve.java:157) at org.apache.catalina.core.StandardEngineValve.invoke(StandardEngineValve.ja<text:soft-page-break/>va:109) at org.apache.catalina.connector.CoyoteAdapter.service(CoyoteAdapter.java:241) at org.apache.coyote.ajp.AjpProcessor.process(AjpProcessor.java:437) at org.apache.coyote.ajp.AjpProtocol$AjpConnectionHandler.process(AjpProtocol.java:381) at org.apache.tomcat.util.net.JioEndpoint$Worker.run(JIoEndpoint.java:447) at java.lang.Thread.run(Thread.java:595)</text:p>
        </text:list-item>
      </text:list>
      <text:p text:style-name="Preformatted_20_Text">Caused by: java.lang.NullPointerException at net.fortuna.ical4j.model.Date.&lt;init&gt;(Date.java:130) at es.juntadeandalucia.cice.agata.sad.domain.Cita.calculateRecurrenceSet(Cita.java:1043) at es.juntadeandalucia.cice.agata.sad.domain.Cita.solapaPeriodo(Cita.java:406<text:span text:style-name="T19">) </text:span>at es.juntadeandalucia.cice.agata.sad.per.hibernate.ElementoICalDaoHibernate.filterCollection(ElementoICalDaoHibernate.java:314) at es.juntadeandalucia.cice.agata.sad.per.hibernate.ElementoICalDaoHibernate.findPks(ElementoICalDaoHibernate.java:178) at sun.reflect.GeneratedMethodAccessor272.invoke(Unknown Source) at sun.reflect.DelegatingMethodAccessorImpl.invoke(DelegatingMethodAccessorImpl.java:25) at java.lang.reflect.Method.invoke(Method.java:592)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aop.aspectj.AspectJAfterAdvice.invoke(AspectJAfterAdvice.java:42) at org.springframework.aop.framework.ReflectiveMethodInvocation.proceed(ReflectiveMethodInvocation.java:160) at org.springframework.aop.framework.adapter.MethodBeforeAdviceInterceptor.invoke(MethodBeforeAdviceInterceptor.java:50) at org.springframework.aop.framework.ReflectiveMethodInvocation.proceed(ReflectiveMethodInvocation.java:160) at org.springframework.aop.interceptor.ExposeInvocationInterceptor.invoke(ExposeInvocationInterceptor.java:89) at org.springframework.aop.framework.ReflectiveMethodInvocation.proceed(ReflectiveMethodInvocation.java:171) at org.springframework.aop.framework.JdkDynamicAopProxy.invoke(JdkDynamicAopProxy.java:204) at $Proxy483.findPks(Unknown Source) at es.juntadeandalucia.cice.agata.sad.neg.impl.ElementoICalServiceImpl.find(ElementoICalServiceImpl.java:1195) at es.juntadeandalucia.cice.agata.sad.neg.impl.ElementoICalServiceImpl.find(ElementoICalServiceImpl.java:1175) at sun.reflect.GeneratedMethodAccessor270.invoke(Unknown Source) at sun.reflect.DelegatingMethodAccessorImpl.invoke(DelegatingMethodAccessorImpl.java:25) at java.lang.reflect.Method.invoke(Method.java:592)at org.springframework.aop.support.AopUtils.invokeJoinpointUsingReflection(AopUtils.java:307)at org.springframework.aop.framework.ReflectiveMethodInvocation.invokeJoinpoint(ReflectiveMethodInvocation.java:182)at org.springframework.aop.framework.ReflectiveMethodInvocation.proceed(ReflectiveMethodInvocation.java:149) at org.springframework.aop.aspectj.AspectJAfterAdvice.invoke(AspectJAfterAdvic<text:soft-page-break/>e.java:42)at org.springframework.aop.framework.ReflectiveMethodInvocation.proceed(ReflectiveMethodInvocation.java:160)at org.springframework.aop.framework.adapter.MethodBeforeAdviceInterceptor.invoke(MethodBeforeAdviceInterceptor.java:50)</text:p>
      <text:p text:style-name="Preformatted_20_Text"><text:s text:c="8"/>at org.springframework.aop.framework.ReflectiveMethodInvocation.proceed(ReflectiveMethodInvocation.java:160) at org.springframework.aop.framework.adapter.AfterReturningAdviceInterceptor.invoke(AfterReturningAdviceInterceptor.java:50)at org.springframework.aop.framework.ReflectiveMethodInvocation.proceed(ReflectiveMethodInvocation.java:160)at org.springframework.security.intercept.method.aopalliance.MethodSecurityInterceptor.invoke(MethodSecurityInterceptor.java:66)at org.springframework.aop.framework.ReflectiveMethodInvocation.proceed(ReflectiveMethodInvocation.java:171)at org.springframework.transaction.interceptor.TransactionInterceptor.invoke(TransactionInterceptor.java:106) at org.springframework.aop.framework.ReflectiveMethodInvocation.proceed(ReflectiveMethodInvocation.java:171)at org.springframework.aop.interceptor.ExposeInvocationInterceptor.invoke(ExposeInvocationInterceptor.java:89)at org.springframework.aop.framework.ReflectiveMethodInvocation.proceed(ReflectiveMethodInvocation.java:171)at org.springframework.aop.framework.JdkDynamicAopProxy.invoke(JdkDynamicAopProxy.java:204)at $Proxy475.find(Unknown Source)at es.juntadeandalucia.cice.agata.sad.webapp.controller.EventController.listIncomingEvents(EventController.java:965)</text:p>
      <text:p text:style-name="P63"><text:s text:c="8"/>... 88 more. </text:p>
      <text:list xml:id="list3469065192602390155" text:style-name="L10">
        <text:list-item>
          <text:p text:style-name="P64"><text:span text:style-name="T15">Error de sincronización desde thunderbird, aparece un triangulo amarillo indicando que el calendario no esta disponible momentáneamente. </text:span></text:p>
          <text:p text:style-name="P64"><text:span text:style-name="T15">El error puede estar provocado por diversas causas pero la mas común es cuando thunderbird está configurado con la URL del CSA, este da un time-out al sincronizar.</text:span></text:p>
          <text:p text:style-name="P61">Workaround: Configurar la URL del SAD externo evitando pasar por CSA.</text:p>
          <text:p text:style-name="P61">El error también se puede dar cuando hay un proxy intermedio que corta la comunicación entre el cliente y <text:span text:style-name="T20">Agata</text:span> <text:span text:style-name="T20">a causa de un time-out</text:span>, en este caso se observa un error “502” en los log de Agata.</text:p>
          <text:p text:style-name="P61">Workaround: Aumentar el time-out o evitar el proxy en la comunicación <text:span text:style-name="T20">entre el cliente y Agata.</text:span></text:p>
        </text:list-item>
        <text:list-item>
          <text:p text:style-name="P59"><text:span text:style-name="T16">Error al configurar https en clientes iOS8, Android 5 y Windows. Debido a un cambio en los certificados emitidos para Agata, los citados clientes provocan un error al configurar la url https. </text:span></text:p>
          <text:p text:style-name="P59"><text:span text:style-name="T16">Solución: Instalar la CA del certificado para que se admita la configuración https </text:span></text:p>
        </text:list-item>
      </text:list>
      <text:p text:style-name="P62"><text:soft-page-break/></text:p>
      <text:h text:style-name="P44" text:outline-level="2"><text:bookmark-start text:name="__RefHeading__1060_724699919"/>Degradación del Rendimiento por Acumulación de Datos Históricos<text:bookmark-end text:name="__RefHeading__1060_724699919"/></text:h>
      <text:p text:style-name="P16">El uso intensivo de una agenda personal puede ocasionar que el número de datos presentes en la agenda de un determinado usuario aumente de tamaño de forma continua alcanzando un número considerable de elementos.</text:p>
      <text:p text:style-name="P16">Esto repercute de forma directa en los tiempos de transmisión y procesamiento de los datos por lo que se recomienda a todos los usuarios:</text:p>
      <text:list xml:id="list4937077525190975327" text:style-name="L8">
        <text:list-item>
          <text:p text:style-name="P58">realizar <text:span text:style-name="T18">periódicamente</text:span> tareas de borrado o almacenaje de datos históricos relativos a la agenda</text:p>
        </text:list-item>
        <text:list-item>
          <text:p text:style-name="P58">utilización de las “Ventanas de Sincronización” que la herramienta y los distintos dispositivos y clientes ofrecen con el objetivo de minimizar el número de datos intercambiados</text:p>
          <text:p text:style-name="P58"/>
        </text:list-item>
      </text:list>
      <text:h text:style-name="P45" text:outline-level="2"><text:bookmark-start text:name="__RefHeading__1062_724699919"/>Duplicación de citas<text:bookmark-end text:name="__RefHeading__1062_724699919"/></text:h>
      <text:p text:style-name="P17"><text:span text:style-name="T12">E</text:span><text:span text:style-name="T8">n determinadas ocasiones y debido a interrupciones esporádicas que puedan producirse en el procedimiento de sincronización el servidor puede errar en el mapeo e identificación de citas que realiza entre los pares de datos presentes en el dispositivo y la base de datos residente en el servidor. Esto sucede por una limitación del protocolo de sincronización utilizado por los dispositivos Android y MS Outlook y para miniminizar el impacto se recomienda una configuración específica en las preferencias del usuario de la aplicación.</text:span></text:p>
      <text:p text:style-name="P18">Esta configuración que evita la creación de citas duplicadas se activa marcando el check “¿Bloquear sincronizaciones lentas?” para el dispositivo utilizado por el usuario en cuestión. Este bloqueo se realiza desde la web de administración de AGATA.</text:p>
      <text:h text:style-name="P45" text:outline-level="2"><text:bookmark-start text:name="__RefHeading__1064_724699919"/>Borrados masivos de datos de forma accidental<text:bookmark-end text:name="__RefHeading__1064_724699919"/></text:h>
      <text:p text:style-name="P17"><text:span text:style-name="T12">E</text:span><text:span text:style-name="T8">n ocasiones, el usuario de forma accidental o bien algún proceso que se ejecuta en el dispositivo móvil o cliente de correo MS Outlook puede actuar sobre la configuración del plugin de sincronización utilizando para sincronizar con AGATA. Si esto sucede pueden ocurrir situaciones en las que se produzca un borrado masivo de citas de forma no deseada.</text:span></text:p>
      <text:p text:style-name="P18">AGATA dispone de un mecanismo de protección contra este tipo de borrados que se activa en la web de administración. Si desea evitar que se produzca un <text:soft-page-break/>borrado masivo de elementos PIM de forma accidental basta con que marque el checkbox “¿Bloquear sincronización con borrados masivos?” en la configuración del dispositivo que desee desde la web de administración, como se ha comentado anterior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ewsGotT" fo:font-family="NewsGotT" style:font-family-generic="system" style:font-pitch="variable" fo:font-size="10pt" style:font-size-asian="10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199cm" fo:margin-bottom="0.21cm" style:contextual-spacing="false" fo:text-align="justify" style:justify-single-word="false" fo:hyphenation-ladder-count="no-limit"/>
      <style:text-properties fo:font-size="11pt" style:font-size-asian="11pt" fo:hyphenate="false"/>
    </style:style>
    <style:style style:name="Heading_20_1" style:display-name="Heading 1" style:family="paragraph" style:parent-style-name="Heading" style:next-style-name="Text_20_body" style:default-outline-level="1" style:class="text">
      <style:paragraph-properties fo:margin-left="0.76cm" fo:margin-right="0cm" fo:hyphenation-ladder-count="no-limit" fo:text-indent="-0.76cm" style:auto-text-indent="false" fo:break-before="page">
        <style:tab-stops/>
      </style:paragraph-properties>
      <style:text-properties style:font-name="Eras Md BT" fo:font-family="'Eras Md BT'"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1.101cm" fo:margin-bottom="0cm" style:contextual-spacing="false" fo:hyphenation-ladder-count="no-limit"/>
      <style:text-properties style:font-name="Eras Md BT" fo:font-family="'Eras Md BT'" style:font-family-generic="swiss" style:font-pitch="variable"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6cm" fo:margin-bottom="0cm" style:contextual-spacing="false" fo:hyphenation-ladder-count="no-limit"/>
      <style:text-properties style:font-name="Eras Md BT" fo:font-family="'Eras Md BT'" style:font-family-generic="swiss" style:font-pitch="variable"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Eras Md BT" fo:font-family="'Eras Md BT'" style:font-family-generic="swiss" style:font-pitch="variable" fo:font-size="12pt" fo:font-style="italic" fo:font-weight="bold" style:font-size-asian="12pt"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NewsGotT" fo:font-family="NewsGotT" style:font-family-generic="system" style:font-pitch="variable" fo:font-size="13pt" fo:font-style="italic" fo:font-weight="bold" style:font-size-asian="13pt" style:font-style-asian="italic"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color="#ffffff" style:font-name="Tahoma" fo:font-family="Tahoma" style:font-family-generic="swiss" style:font-pitch="variable" fo:font-weight="bold" style:font-weight-asian="bold"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ja_20_de_20_Control" style:display-name="Hoja de Control" style:family="paragraph" style:parent-style-name="Text_20_body">
      <style:paragraph-properties fo:hyphenation-ladder-count="no-limit"/>
      <style:text-properties style:font-name="Eras Md BT" fo:font-family="'Eras Md BT'" style:font-family-generic="swiss" style:font-pitch="variable" fo:font-size="14pt" fo:font-weight="bold" style:font-size-asian="14pt" style:font-weight-asian="bold" fo:hyphenate="false"/>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style:font-name="Eras Md BT" fo:font-family="'Eras Md B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left="0.101cm" fo:margin-right="0cm" fo:margin-top="0.199cm" fo:margin-bottom="0.199cm" style:contextual-spacing="false"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101cm" fo:margin-bottom="0.101cm" style:contextual-spacing="false"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margin-top="0.101cm" fo:margin-bottom="0.101cm" style:contextual-spacing="false"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margin-top="0.101cm" fo:margin-bottom="0.101cm" style:contextual-spacing="false"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margin-top="0.101cm" fo:margin-bottom="0.101cm" style:contextual-spacing="false" fo:hyphenation-ladder-count="no-limit" fo:text-indent="0cm" style:auto-text-indent="false">
        <style:tab-stops>
          <style:tab-stop style:position="14.004cm" style:type="right" style:leader-style="dotted" style:leader-text="."/>
        </style:tab-stops>
      </style:paragraph-properties>
      <style:text-properties fo:hyphenate="false"/>
    </style:style>
    <style:style style:name="Tema" style:family="paragraph" style:parent-style-name="Standard">
      <style:paragraph-properties fo:margin-top="0cm" fo:margin-bottom="0.3cm" style:contextual-spacing="false" fo:text-align="end" style:justify-single-word="false" fo:hyphenation-ladder-count="no-limit"/>
      <style:text-properties style:font-name="Eras Bk BT" fo:font-family="'Eras Bk BT'" style:font-family-generic="swiss" style:font-pitch="variable" fo:font-size="16pt" fo:font-weight="bold" style:font-size-asian="16pt" style:font-weight-asian="bold" fo:hyphenate="false"/>
    </style:style>
    <style:style style:name="Title" style:family="paragraph" style:parent-style-name="Tema" style:next-style-name="Subtitle" style:class="chapter">
      <style:paragraph-properties fo:margin-top="0cm" fo:margin-bottom="0cm" style:contextual-spacing="false" fo:hyphenation-ladder-count="no-limit" fo:padding="0cm" fo:border-left="none" fo:border-right="none" fo:border-top="none" fo:border-bottom="0.26pt solid #94bd5e" style:shadow="none"/>
      <style:text-properties fo:font-size="18pt" style:font-size-asian="18pt" style:font-size-complex="18pt" style:font-weight-complex="bold" fo:hyphenate="false"/>
    </style:style>
    <style:style style:name="Subtitle" style:family="paragraph" style:parent-style-name="Heading" style:next-style-name="Text_20_body" style:class="chapter">
      <style:paragraph-properties fo:margin-top="0cm" fo:margin-bottom="0cm" style:contextual-spacing="false" fo:text-align="end" style:justify-single-word="false" fo:hyphenation-ladder-count="no-limit"/>
      <style:text-properties style:font-name="Eras Bk BT" fo:font-family="'Eras Bk BT'" style:font-family-generic="swiss" style:font-pitch="variable" fo:font-style="italic" fo:font-weight="bold" style:font-style-asian="italic" style:font-weight-asian="bold" style:font-style-complex="italic" fo:hyphenate="false"/>
    </style:style>
    <style:style style:name="Titulo" style:family="paragraph" style:parent-style-name="Text_20_body">
      <style:paragraph-properties fo:hyphenation-ladder-count="no-limit"/>
      <style:text-properties fo:hyphenate="false"/>
    </style:style>
    <style:style style:name="Sin_20_nombre1" style:display-name="Sin nombre1" style:family="paragraph" style:parent-style-name="Title">
      <style:paragraph-properties fo:hyphenation-ladder-count="no-limit"/>
      <style:text-properties fo:hyphenate="false"/>
    </style:style>
    <style:style style:name="Nota_20_al_20_pié" style:display-name="Nota al pié" style:family="paragraph" style:parent-style-name="Text_20_body">
      <style:paragraph-properties fo:text-align="end" style:justify-single-word="false" fo:hyphenation-ladder-count="no-limit"/>
      <style:text-properties fo:font-size="12pt" style:font-size-asian="12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igura" style:family="paragraph" style:parent-style-name="Standard">
      <style:paragraph-properties fo:hyphenation-ladder-count="no-limit"/>
      <style:text-properties fo:font-size="9pt" style:font-size-asian="9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digo" style:family="paragraph" style:parent-style-name="Standard">
      <style:paragraph-properties fo:hyphenation-ladder-count="no-limit" style:text-autospace="none"/>
      <style:text-properties style:font-name="Courier New" fo:font-family="'Courier New'" style:font-family-generic="modern" style:font-pitch="fixed" fo:hyphenate="false"/>
    </style:style>
    <style:style style:name="parrafo_20_destacado" style:display-name="parrafo destacado" style:family="paragraph" style:parent-style-name="Text_20_body">
      <style:paragraph-properties fo:margin-top="0cm" fo:margin-bottom="0cm" style:contextual-spacing="false" fo:text-align="start" style:justify-single-word="false" fo:hyphenation-ladder-count="no-limit" fo:background-color="#cccccc">
        <style:background-image/>
      </style:paragraph-properties>
      <style:text-properties style:font-name="Courier New" fo:font-family="'Courier New'" style:font-family-generic="modern" style:font-pitch="fixed" fo:font-size="10pt" style:font-size-asian="10pt" fo:hyphenate="false"/>
    </style:style>
    <style:style style:name="viñetas" style:family="paragraph" style:parent-style-name="Text_20_body">
      <style:paragraph-properties fo:margin-top="0cm" fo:margin-bottom="0cm" style:contextual-spacing="false" fo:hyphenation-ladder-count="no-limit"/>
      <style:text-properties fo:hyphenate="false"/>
    </style:style>
    <style:style style:name="Text_20_body_20_indent" style:display-name="Text body indent" style:family="paragraph" style:parent-style-name="Text_20_body" style:class="text">
      <style:paragraph-properties fo:margin-left="0.499cm" fo:margin-right="0cm" fo:margin-top="0.101cm" fo:margin-bottom="0cm" style: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8Num2z0" style:family="text">
      <style:text-properties style:font-name="Symbol" fo:font-family="Symbol" style:font-family-generic="roman" style:font-pitch="variable" style:font-charset="x-symbol" fo:font-size="12pt" style:font-size-asian="12pt"/>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style>
    <style:style style:name="WW8Num2z3"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fo:font-size="12pt" style:font-size-asian="12pt"/>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Ref._20_de_20_nota_20_al_20_pie" style:display-name="Ref. de nota al pie" style:family="text" style:parent-style-name="Fuente_20_de_20_párrafo_20_predeter.">
      <style:text-properties style:text-position="super 67%"/>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889cm" fo:margin-left="0.053cm" table:align="left"/>
    </style:style>
    <style:style style:name="Tabla1.A" style:family="table-column">
      <style:table-column-properties style:column-width="2.452cm"/>
    </style:style>
    <style:style style:name="Tabla1.B" style:family="table-column">
      <style:table-column-properties style:column-width="8.269cm"/>
    </style:style>
    <style:style style:name="Tabla1.C" style:family="table-column">
      <style:table-column-properties style:column-width="5.168cm"/>
    </style:style>
    <style:style style:name="Tabla1.1" style:family="table-row">
      <style:table-row-properties style:min-row-height="1.794cm" style:use-optimal-row-height="false"/>
    </style:style>
    <style:style style:name="Tabla1.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1.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top="0cm" fo:margin-bottom="0.499cm" style:contextual-spacing="false" fo:text-align="center" style:justify-single-word="fals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style>
    <style:style style:name="MP3" style:family="paragraph" style:parent-style-name="Table_20_Contents">
      <style:paragraph-properties fo:margin-left="0cm" fo:margin-right="0.101cm" fo:text-align="center" style:justify-single-word="false" fo:text-indent="0cm" style:auto-text-indent="false"/>
    </style:style>
    <style:style style:name="MP4" style:family="paragraph" style:parent-style-name="Table_20_Contents">
      <style:paragraph-properties fo:margin-left="0cm" fo:margin-right="0.101cm" fo:text-align="center" style:justify-single-word="false" fo:text-indent="0cm" style:auto-text-indent="false"/>
      <style:text-properties style:font-name="Eras Bk BT" fo:font-weight="bold"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26pt solid #808080" fo:border-bottom="none" style:shadow="none">
        <style:tab-stops>
          <style:tab-stop style:position="15.998cm" style:type="right"/>
        </style:tab-stops>
      </style:paragraph-properties>
    </style:style>
    <style:style style:name="MT1" style:family="text">
      <style:text-properties style:font-name="Eras Bk BT" fo:font-weight="bold" style:font-weight-asian="bold" style:font-size-complex="10pt" style:font-weight-complex="bold"/>
    </style:style>
    <style:style style:name="MT2" style:family="text">
      <style:text-properties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draw:frame draw:style-name="Mfr1" draw:name="gráficos4" text:anchor-type="paragraph" svg:x="0.021cm" svg:y="0.104cm" svg:width="2.379cm" svg:height="1.67cm" draw:z-index="15"><draw:image xlink:href="Pictures/1000000000000119000000C50CEB556C.jpg" xlink:type="simple" xlink:show="embed" xlink:actuate="onLoad"/></draw:frame></text:p>
            </table:table-cell>
            <table:table-cell table:style-name="Tabla1.A1" office:value-type="string">
              <text:p text:style-name="MP2"><text:span text:style-name="Fuente_20_de_20_párrafo_20_predeter."><text:span text:style-name="MT1"><text:subject>Sistema de Agenda Ag@ta</text:subject></text:span></text:span></text:p>
              <text:p text:style-name="MP3"><text:span text:style-name="Fuente_20_de_20_párrafo_20_predeter."><text:span text:style-name="MT1"><text:title>Normas de Trabajo con AgataV2</text:title></text:span></text:span></text:p>
            </table:table-cell>
            <table:table-cell table:style-name="Tabla1.C1" office:value-type="string">
              <text:p text:style-name="MP4">CEIC</text:p>
            </table:table-cell>
          </table:table-row>
        </table:table>
        <text:p text:style-name="Standard"/>
      </style:header>
      <style:footer>
        <text:p text:style-name="MP5"><text:span text:style-name="Fuente_20_de_20_párrafo_20_predeter."><text:span text:style-name="MT2"><text:tab/></text:span></text:span>Página <text:page-number text:select-page="current">16</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Normas de Trabajo con AgataV2</dc:title>
    <dc:subject>Sistema de Agenda Ag@ta</dc:subject>
    <meta:initial-creator>Alberto Cubero Rojano</meta:initial-creator>
    <dc:date>2015-04-28T11:35:50.266036758</dc:date>
    <meta:editing-cycles>75</meta:editing-cycles>
    <meta:editing-duration>P1DT8H51M36S</meta:editing-duration>
    <meta:keyword>0100</meta:keyword>
    <meta:document-statistic meta:table-count="5" meta:image-count="2" meta:object-count="0" meta:page-count="16" meta:paragraph-count="140" meta:word-count="2683" meta:character-count="28627" meta:non-whitespace-character-count="26093"/>
    <meta:user-defined meta:name="Departamento">CEIC</meta:user-defined>
    <meta:user-defined meta:name="Información 3"/>
    <meta:user-defined meta:name="Información 4"/>
    <meta:user-defined meta:name="Organismo">Consejería de Economía Innovación y Ciencia</meta:user-defined>
    <meta:template xlink:type="simple" xlink:actuate="onRequest" xlink:title="" xlink:href="../../Downloads/guia_desarrollo_web_services_v4.odt/Normal.dotm"/>
  </office:meta>
</office:document-meta>
</file>